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ótka instrukcja na temat tego jak używać protokołu SSL w Javie</text:p>
      <text:p text:style-name="Standard"/>
      <text:p text:style-name="Standard">Java dostarcza protokół SSL za pośrednictwem biblioteki Jsse (java security socket extensions).</text:p>
      <text:p text:style-name="Standard">Razem z Jdk/Jre dostarczane jest narzędzie <text:span text:style-name="T1">keytool</text:span> do zarządzania kluczami w systemie. Żeby używać SSL musimy wygenerować parę kluczy wg. algorytmu RSA (bądź innego, mniej znanego i nie zawsze implementowanego). Możemy to zrobić np. tak:</text:p>
      <text:p text:style-name="P2"/>
      <text:p text:style-name="P3">C:\Users\Tomek\Desktop\Internet Voting System\System\SSLKeys&gt;keytool -genkeypair -keyalg RSA -keystore MojMagazyn -alias MojaPara -keypass 123456</text:p>
      <text:p text:style-name="Standard">Enter keystore password: 123456 #haslo dla magazynu aby nawet jesli ktos wykradnie go nie mial #latwego dostepu do klucza prywatnego</text:p>
      <text:p text:style-name="Standard">Re-enter new password: 123456<text:tab/>#haslo dla magazynu</text:p>
      <text:p text:style-name="Standard">What is your first and last name?</text:p>
      <text:p text:style-name="Standard"><text:s text:c="2"/>[Unknown]: <text:s/>Maciek i Tomek</text:p>
      <text:p text:style-name="Standard">What is the name of your organizational unit?</text:p>
      <text:p text:style-name="Standard"><text:s text:c="2"/>[Unknown]: <text:s/>Instytut Informatyki UJ</text:p>
      <text:p text:style-name="Standard">What is the name of your organization?</text:p>
      <text:p text:style-name="Standard"><text:s text:c="2"/>[Unknown]: <text:s/>Uniwersytet Jagiellonski</text:p>
      <text:p text:style-name="Standard">What is the name of your City or Locality?</text:p>
      <text:p text:style-name="Standard"><text:s text:c="2"/>[Unknown]: <text:s/>Krakow</text:p>
      <text:p text:style-name="Standard">What is the name of your State or Province?</text:p>
      <text:p text:style-name="Standard"><text:s text:c="2"/>[Unknown]: <text:s/>Malopolskie</text:p>
      <text:p text:style-name="Standard">What is the two-letter country code for this unit?</text:p>
      <text:p text:style-name="Standard"><text:s text:c="2"/>[Unknown]: <text:s/>MP</text:p>
      <text:p text:style-name="Standard">Is CN=Maciek i Tomek, OU=Instytut Informatyki UJ, O=Uniwersytet Jagiellonski, L=</text:p>
      <text:p text:style-name="Standard">Krakow, ST=Malopolskie, C=MP correct?</text:p>
      <text:p text:style-name="Standard"><text:s text:c="2"/>[no]: <text:s/>yes</text:p>
      <text:p text:style-name="Standard"/>
      <text:p text:style-name="Standard"/>
      <text:p text:style-name="Standard">Plik mozna odnalezc w katalogu roboczym - tutaj jest to: C:\Users\Tomek\Desktop\Internet Voting System\System\SSLKeys. </text:p>
      <text:p text:style-name="Standard"/>
      <text:p text:style-name="Standard">Można to było zrobić i prościej – nie podając parametru alias - wtedy wpis w magazynie (para kluczy) przyjmie domyślna nazwę mykey, jednak musimy brać pod uwagę ewentualny konflikt jeśli magazyn będzie zawierał więcej wpisów które nie specyfikują tego parametru.</text:p>
      <text:p text:style-name="Standard"/>
      <text:p text:style-name="Standard">Po stronie klienta wymagany jest tylko certyfikat. Można go uzyskać z pary kluczy poleceniem keytool -exportcert jak nizej:</text:p>
      <text:p text:style-name="Standard"/>
      <text:p text:style-name="P3">C:\Users\Tomek\Desktop\Internet Voting System\System\SSLKeys&gt;keytool -exportcert -keystore MojMagazyn -file mojcert.cert -alias mojapara</text:p>
      <text:p text:style-name="Standard">Enter keystore password:</text:p>
      <text:p text:style-name="Standard">Certificate stored in file &lt;mojcert.cert&gt;</text:p>
      <text:p text:style-name="Standard"/>
      <text:p text:style-name="Standard">Tak uzyskany certyfikat należy zaimportować do magazynu, który nie będzie zawierał pary kluczy i certyfikatu ale jedynie sam certyfikat (tak należy to robić w rzeczywistości gdyż inaczej SSL nie różniłby się niczym od protokołu wykorzystującego jedynie klucze sekretne/symetryczne). Można to zrobić tak:</text:p>
      <text:p text:style-name="Standard"/>
      <text:p text:style-name="P3">C:\Users\Tomek\Desktop\Internet Voting System\System\SSLKeys&gt;keytool -importcert -keystore mojmagcertyfikatow -file mojcert.cert</text:p>
      <text:p text:style-name="Standard">Enter keystore password: 123456</text:p>
      <text:p text:style-name="Standard"><text:soft-page-break/>Re-enter new password:</text:p>
      <text:p text:style-name="Standard">Owner: CN=Maciek i Tomek, OU=Instytut Informatyki UJ, O=Uniwersytet Jagiellonski</text:p>
      <text:p text:style-name="Standard">, L=Krakow, ST=Malopolskie, C=MP</text:p>
      <text:p text:style-name="Standard">Issuer: CN=Maciek i Tomek, OU=Instytut Informatyki UJ, O=Uniwersytet Jagiellonsk</text:p>
      <text:p text:style-name="Standard">i, L=Krakow, ST=Malopolskie, C=MP</text:p>
      <text:p text:style-name="Standard">Serial number: 48f857c2</text:p>
      <text:p text:style-name="Standard">Valid from: Tue Jan 15 23:20:00 CET 2013 until: Tue Apr 16 00:20:00 CEST 2013</text:p>
      <text:p text:style-name="Standard">Certificate fingerprints:</text:p>
      <text:p text:style-name="Standard"><text:s text:c="9"/>MD5: <text:s/>5E:87:E7:35:0C:B2:CC:F0:50:FF:BA:12:41:09:0F:30</text:p>
      <text:p text:style-name="Standard"><text:s text:c="9"/>SHA1: 59:52:55:56:65:79:93:F4:83:AB:39:4D:BA:35:00:50:EB:89:F2:33</text:p>
      <text:p text:style-name="Standard"><text:s text:c="9"/>SHA256: 0C:B3:C5:DC:33:53:2A:B3:14:6F:40:31:E7:58:E7:70:13:1F:71:F5:0E:5A:38:F2:14:CF:52:F5:EB:E0:94:9E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D5 0D 76 AA 51 B7 B2 10 <text:s text:c="2"/>73 D2 B2 71 15 79 A6 BD <text:s/>..v.Q...s..q.y..</text:p>
      <text:p text:style-name="Standard">0010: EB 44 11 E2 <text:s text:c="39"/>.D..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Mając osobny magazyn certyfikatów nie zawierający klucza prywatnego, a taki należy z ideologicznego punktu widzenia użyć dla klienta, pomimo tego że u nas ten z kluczem prywatnym, który używamy dla serwera także zadziałałby gdyż zawiera on wszystkie informacje łącznie z certyfikatem – gdyby ktoś chciał użyć magazynu certyfikatów dla serwera również dla klienta, to Jsse samo wyodrębni z niego potrzebny mu certyfikat, natomiast w praktyce powinien być to sam certyfikat.</text:p>
      <text:p text:style-name="Standard"/>
      <text:p text:style-name="Standard">Oto jak postępujemy w przypadku naszego programu:</text:p>
      <text:p text:style-name="Standard"/>
      <text:p text:style-name="P3">C:\Users\Tomek\Desktop\Internet Voting System\System\SSLKeys&gt;keytool -genkeypair -keyalg RSA -keystore CLA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LA</text:p>
      <text:p text:style-name="Standard">What is the name of your organizational unit?</text:p>
      <text:p text:style-name="Standard"><text:s text:c="2"/>[Unknown]: <text:s/>Voting Commision Of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 text:c="2"/>[Unknown]: <text:s/>PL</text:p>
      <text:p text:style-name="Standard"><text:soft-page-break/>What is the two-letter country code for this unit?</text:p>
      <text:p text:style-name="Standard"><text:s text:c="2"/>[Unknown]: <text:s/>PL</text:p>
      <text:p text:style-name="Standard">Is CN=CLA, OU=Voting Commision Of Future Poland, O=Government, L=Warsaw, ST=PL,</text:p>
      <text:p text:style-name="Standard">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P3">C:\Users\Tomek\Desktop\Internet Voting System\System\SSLKeys&gt;keytool -genkeypair -keyalg RSA -keystore CTF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TF</text:p>
      <text:p text:style-name="Standard">What is the name of your organizational unit?</text:p>
      <text:p text:style-name="Standard"><text:s text:c="2"/>[Unknown]: <text:s/>Voting Commision Of The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 text:c="2"/>[Unknown]: <text:s/>Warsaw</text:p>
      <text:p text:style-name="Standard">What is the two-letter country code for this unit?</text:p>
      <text:p text:style-name="Standard"><text:s text:c="2"/>[Unknown]: <text:s/>PL</text:p>
      <text:p text:style-name="Standard">Is CN=CTF, OU=Voting Commision Of The Future Poland, O=Government, L=Warsaw, ST=</text:p>
      <text:p text:style-name="Standard">Warsaw, 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Standard">Tych kluczy uzywamy w projekcie</text:p>
      <text:p text:style-name="Standard"/>
      <text:p text:style-name="Standard"/>
      <text:p text:style-name="Standard">Podobnie generujemy magazyn zawierający oba powyższe certyfikaty</text:p>
      <text:p text:style-name="Standard"/>
      <text:p text:style-name="Standard"/>
      <text:p text:style-name="P3">C:\Users\Tomek\Desktop\Internet Voting System\System\SSLKeys&gt;keytool -exportcert -keystore CTFKeyStore -file CTF.cert</text:p>
      <text:p text:style-name="Standard">Enter keystore password:</text:p>
      <text:p text:style-name="Standard">Certificate stored in file &lt;CTF.cert&gt;</text:p>
      <text:p text:style-name="Standard"/>
      <text:p text:style-name="P3">C:\Users\Tomek\Desktop\Internet Voting System\System\SSLKeys&gt;keytool -exportcert -keystore CLAKeyStore -file CLA.cert</text:p>
      <text:p text:style-name="Standard">Enter keystore password:</text:p>
      <text:p text:style-name="Standard">Certificate stored in file &lt;CLA.cert&gt;</text:p>
      <text:p text:style-name="Standard"/>
      <text:p text:style-name="Standard"/>
      <text:p text:style-name="P3">C:\Users\Tomek\Desktop\Internet Voting System\System\SSLKeys&gt;keytool -importcert -keystore VotComCertMag -file CTF.cert</text:p>
      <text:p text:style-name="Standard">Enter keystore password:</text:p>
      <text:p text:style-name="Standard"><text:soft-page-break/>Re-enter new password:</text:p>
      <text:p text:style-name="Standard">Owner: CN=CTF, OU=Voting Commision Of The Future Poland, O=Government, L=Warsaw, ST=Warsaw, C=PL</text:p>
      <text:p text:style-name="Standard">Issuer: CN=CTF, OU=Voting Commision Of The Future Poland, O=Government, L=Warsaw, ST=Warsaw, C=PL</text:p>
      <text:p text:style-name="Standard">Serial number: 35928338</text:p>
      <text:p text:style-name="Standard">Valid from: Tue Jan 15 23:57:58 CET 2013 until: Tue Apr 16 00:57:58 CEST 2013</text:p>
      <text:p text:style-name="Standard">Certificate fingerprints:</text:p>
      <text:p text:style-name="Standard"><text:s text:c="9"/>MD5: <text:s/>5E:E6:6B:74:16:02:A6:3D:E3:48:7C:C1:12:C7:31:DE</text:p>
      <text:p text:style-name="Standard"><text:s text:c="9"/>SHA1: A6:E9:B3:7C:70:27:6C:E0:DC:34:E6:FA:34:14:8A:D1:10:82:62:46</text:p>
      <text:p text:style-name="Standard"><text:s text:c="9"/>SHA256: 75:16:DD:40:25:7C:9F:57:2C:87:D1:17:71:A1:A0:87:42:DF:5A:1A:85:3D:99:E0:78:DE:4F:EA:A1:0E:C4:21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B8 93 F3 6C C4 6B AA 84 <text:s text:c="2"/>ED CE BD C7 A9 68 CE FB <text:s/>...l.k.......h..</text:p>
      <text:p text:style-name="Standard">0010: 63 E8 60 40 <text:s text:c="39"/>c.`@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Jako że domyślna nazwa wpisu (alias) w magazynie od początku była równa mykey, w obu przypadkach wiec chcąc dodać każdy do tego samego magazynu trzeba nadać im wcześniej rożne nazwy (aliasy).</text:p>
      <text:p text:style-name="Standard"/>
      <text:p text:style-name="P3">C:\Users\Tomek\Desktop\Internet Voting System\System\SSLKeys&gt;keytool -changealias -keystore VotComCertMag -alias mykey -destalias ctfcert</text:p>
      <text:p text:style-name="Standard">Enter keystore password: 123456</text:p>
      <text:p text:style-name="Standard"/>
      <text:p text:style-name="Standard"/>
      <text:p text:style-name="P3">C:\Users\Tomek\Desktop\Internet Voting System\System\SSLKeys&gt;keytool -importcert -keystore VotComCertMag -file CLA.cert</text:p>
      <text:p text:style-name="Standard">Enter keystore password: 123456</text:p>
      <text:p text:style-name="Standard">Owner: CN=CLA, OU=Voting Commision Of Future Poland, O=Government, L=Warsaw, ST=PL, C=PL</text:p>
      <text:p text:style-name="Standard">Issuer: CN=CLA, OU=Voting Commision Of Future Poland, O=Government, L=Warsaw, ST=PL, C=PL</text:p>
      <text:p text:style-name="Standard">Serial number: 1f7d1a35</text:p>
      <text:p text:style-name="Standard">Valid from: Tue Jan 15 23:56:25 CET 2013 until: Tue Apr 16 00:56:25 CEST 2013</text:p>
      <text:p text:style-name="Standard">Certificate fingerprints:</text:p>
      <text:p text:style-name="Standard"><text:s text:c="9"/>MD5: <text:s/>6B:3E:87:7D:FF:EC:C1:CC:E2:3F:9B:DD:1D:BA:44:27</text:p>
      <text:p text:style-name="Standard"><text:s text:c="9"/>SHA1: 9A:89:97:52:7B:CA:C1:FC:E4:6F:1F:5B:91:D4:8F:5C:74:1C:06:D0</text:p>
      <text:p text:style-name="Standard"><text:s text:c="9"/>SHA256: 19:42:9F:96:15:2E:AE:DA:32:F3:CD:B5:57:D8:47:64:29:FB:3C:53:AE:33:24:C5:A1:E8:3D:77:93<text:soft-page-break/>:3E:EF:8D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07 A3 50 CC 71 37 83 6E <text:s text:c="2"/>A8 CF 68 0B 78 37 15 0E <text:s/>..P.q7.n..h.x7..</text:p>
      <text:p text:style-name="Standard">0010: 57 9E 50 2D <text:s text:c="39"/>W.P-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/>
      <text:p text:style-name="P3">C:\Users\Tomek\Desktop\Internet Voting System\System\SSLKeys&gt;keytool -changealias -keystore VotComCertMag -alias mykey -destalias clacert</text:p>
      <text:p text:style-name="Standard">Enter keystore password:</text:p>
      <text:p text:style-name="Standard"/>
      <text:p text:style-name="Standard">a teraz wyswietlmy zawartosc naszego magazynu ktory powinien miec zaimportowany kazdy klient:</text:p>
      <text:p text:style-name="Standard"/>
      <text:p text:style-name="P3">C:\Users\Tomek\Desktop\Internet Voting System\System\SSLKeys&gt;keytool -list -keystore VotComCertMag</text:p>
      <text:p text:style-name="Standard">Enter keystore password:</text:p>
      <text:p text:style-name="Standard"/>
      <text:p text:style-name="Standard">Keystore type: JKS</text:p>
      <text:p text:style-name="Standard">Keystore provider: SUN</text:p>
      <text:p text:style-name="Standard"/>
      <text:p text:style-name="Standard">Your keystore contains 2 entries</text:p>
      <text:p text:style-name="Standard"/>
      <text:p text:style-name="Standard">ctfcert, 2013-01-16, trustedCertEntry,</text:p>
      <text:p text:style-name="Standard">Certificate fingerprint (SHA1): A6:E9:B3:7C:70:27:6C:E0:DC:34:E6:FA:34:14:8A:D1:</text:p>
      <text:p text:style-name="Standard">10:82:62:46</text:p>
      <text:p text:style-name="Standard">clacert, 2013-01-16, trustedCertEntry,</text:p>
      <text:p text:style-name="Standard">Certificate fingerprint (SHA1): 9A:89:97:52:7B:CA:C1:FC:E4:6F:1F:5B:91:D4:8F:5C:</text:p>
      <text:p text:style-name="Standard">74:1C:06:D0</text:p>
      <text:p text:style-name="Standard"/>
      <text:p text:style-name="Standard">Czyli widać ze ok.</text:p>
      <text:p text:style-name="Standard"/>
      <text:p text:style-name="Standard">Na tę chwilę powinniśmy mieć już magazyn certyfikatów wygenerowany z magazynów kluczy odpowiednich serwerów. Taki magazyn, lub jego nadzbiór musi znaleźć się u każdego klienta aby połączenia z serwerami poprzez protokół SSL zostały uwierzytelnione. W samym programie Javowym biblioteka Jsse wykorzystuje jednak jeszcze pewne zmienne systemowe, które umożliwiają jej znalezienie rzeczonych certyfikatów. Trzeba rozważyć zmienne dla klienta i serwera.</text:p>
      <text:p text:style-name="Standard"/>
      <text:p text:style-name="Standard">1) <text:span text:style-name="T1">SERWER</text:span> – jego gniazdo będzie szukać pary kluczy w magazynie - trzeba mu ja podać. Możliwości są dwie:</text:p>
      <text:p text:style-name="Standard"><text:soft-page-break/></text:p>
      <text:p text:style-name="P4">1) modyfikujac zmienne systemowe w kodzie programu np jak tutaj:</text:p>
      <text:p text:style-name="Standard"/>
      <text:p text:style-name="P4">System.setProperty("javax.net.ssl.keyStore", "..\\..\\..\\System\\SSLKeys\\MojMagazyn");</text:p>
      <text:p text:style-name="P4">System.setProperty("javax.net.ssl.keyStorePassword", "123456");</text:p>
      <text:p text:style-name="P4"/>
      <text:p text:style-name="P4">2) podajac zmienne systemowe przy uruchamianiu programu za pomocą parametru -D:</text:p>
      <text:p text:style-name="P4"/>
      <text:p text:style-name="P4">-Djavax.net.ssl.keyStore=..\\..\\..\\mySrvKeystore -D...</text:p>
      <text:p text:style-name="Standard"/>
      <text:p text:style-name="Standard">UWAGA: Trzeba wziąć pod uwagę ze w obu przypadkach katalogi robocze mogą się różnic co może prowadzić do nieznalezienia magazynu i błędu podczas próby użycia gniazd.</text:p>
      <text:p text:style-name="Standard"/>
      <text:p text:style-name="Standard">2) <text:span text:style-name="T1">KLIENT</text:span> - potrzebuje bazy certyfikatów którym może zaufać. W naszym przypadku jest to samopodpisujący się certyfikat, który jest w tle generowany z pary kluczy. Program traktuje go jakby był wystawiony przez urząd wystawiający certyfikaty. Podobnie jak poprzednio mamy dwie <text:s/>możliwości:</text:p>
      <text:p text:style-name="Standard"/>
      <text:p text:style-name="P4">1) wewnątrz programu:</text:p>
      <text:p text:style-name="P4"/>
      <text:p text:style-name="P4">System.setProperty("javax.net.ssl.trustStore", "..\\..\\..\\System\\SSLKeys\\MojMagazyn");</text:p>
      <text:p text:style-name="P4">System.setProperty("javax.net.ssl.trustStorePassword", "123456");</text:p>
      <text:p text:style-name="P4"/>
      <text:p text:style-name="P4">2) podczas jego uruchamiania</text:p>
      <text:p text:style-name="P4">java -Djavax.net.ssl.trustStore=..\\..\\..\\System\\SSLKeys\\MojMagazyn -Djavax.net.ssl.trustStorePassword=123456 KlasaProgramu</text:p>
      <text:p text:style-name="Standard"/>
      <text:p text:style-name="Standard">Trzeba jednak liczyc sie z tym ze w obu przypadkach inny bedzie domyslny katalog roboczy dla tego nie nalezy powyzszych sciezek brac jako wykladni!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43:12.28</meta:creation-date>
    <dc:date>2013-01-18T15:12:22.94</dc:date>
    <meta:editing-duration>PT29M8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6" meta:paragraph-count="181" meta:word-count="1309" meta:character-count="10944"/>
  </office:meta>
</office:document-meta>
</file>